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D33000002AC5F60B9D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c0c0c0" draw:fill-gradient-name="Gradient_20_8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2.5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 fo:padding-left="0.127cm" fo:padding-right="0.127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2.54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4" style:family="paragraph">
      <style:paragraph-properties fo:text-align="center"/>
      <style:text-properties fo:font-family="'DejaVu Sans'" style:font-family-generic="swiss" style:font-pitch="variable" fo:font-size="30pt" style:font-size-asian="30pt" style:font-size-complex="3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5" style:family="text">
      <style:text-properties fo:font-family="Vijaya" style:font-family-generic="swiss" style:font-pitch="variable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6.36cm" svg:height="10.16cm" svg:x="2.54cm" svg:y="5.08cm">
          <text:p/>
        </draw:rect>
        <draw:frame draw:style-name="gr2" draw:text-style-name="P1" draw:layer="layout" svg:width="35.114cm" svg:height="6.985cm" svg:x="4.891cm" svg:y="5.08cm">
          <draw:image xlink:href="Pictures/1000020100000D33000002AC5F60B9D0.png" xlink:type="simple" xlink:show="embed" xlink:actuate="onLoad">
            <text:p/>
          </draw:image>
        </draw:frame>
        <draw:frame draw:style-name="gr3" draw:text-style-name="P2" draw:layer="layout" svg:width="33.02cm" svg:height="2.54cm" svg:x="55.88cm" svg:y="2.54cm">
          <draw:text-box>
            <text:p text:style-name="P2"><text:span text:style-name="T1">Group 11</text:span><text:span text:style-name="T2"> • </text:span><text:span text:style-name="T3">UC Berkeley </text:span><text:span text:style-name="T4">• CS169 </text:span><text:span text:style-name="T2">• Fall 2012</text:span></text:p>
          </draw:text-box>
        </draw:frame>
        <draw:frame draw:style-name="gr4" draw:text-style-name="P3" draw:layer="layout" svg:width="30.48cm" svg:height="3.81cm" svg:x="7.62cm" svg:y="11.43cm">
          <draw:text-box>
            <text:p text:style-name="P3"><text:span text:style-name="T5">“</text:span><text:span text:style-name="T5">To reduce world hunger and improve nutrition by providing small farmers with innovative drip irrigation kits”</text:span></text:p>
          </draw:text-box>
        </draw:frame>
        <draw:g>
          <draw:frame draw:style-name="gr5" draw:text-style-name="P4" draw:layer="layout" svg:width="7.62cm" svg:height="2.54cm" svg:x="55.88cm" svg:y="12.7cm">
            <draw:text-box>
              <text:p text:style-name="P4"><text:span text:style-name="T6">Ben Augarten</text:span></text:p>
            </draw:text-box>
          </draw:frame>
          <draw:rect draw:style-name="gr6" draw:text-style-name="P1" draw:layer="layout" svg:width="6.35cm" svg:height="6.985cm" svg:x="56.515cm" svg:y="5.715cm">
            <text:p/>
          </draw:rect>
        </draw:g>
        <draw:g>
          <draw:frame draw:style-name="gr5" draw:text-style-name="P4" draw:layer="layout" svg:width="7.62cm" svg:height="2.54cm" svg:x="62.23cm" svg:y="12.7cm">
            <draw:text-box>
              <text:p text:style-name="P4"><text:span text:style-name="T6">Richard</text:span></text:p>
              <text:p text:style-name="P4"><text:span text:style-name="T6">Lin</text:span></text:p>
            </draw:text-box>
          </draw:frame>
          <draw:rect draw:style-name="gr6" draw:text-style-name="P1" draw:layer="layout" svg:width="6.35cm" svg:height="6.985cm" svg:x="62.865cm" svg:y="5.715cm">
            <text:p/>
          </draw:rect>
        </draw:g>
        <draw:g>
          <draw:frame draw:style-name="gr5" draw:text-style-name="P4" draw:layer="layout" svg:width="7.62cm" svg:height="2.54cm" svg:x="68.58cm" svg:y="12.7cm">
            <draw:text-box>
              <text:p text:style-name="P4"><text:span text:style-name="T6">Minh</text:span></text:p>
              <text:p text:style-name="P4"><text:span text:style-name="T6">Phan</text:span></text:p>
            </draw:text-box>
          </draw:frame>
          <draw:rect draw:style-name="gr6" draw:text-style-name="P1" draw:layer="layout" svg:width="6.35cm" svg:height="6.985cm" svg:x="69.215cm" svg:y="5.715cm">
            <text:p/>
          </draw:rect>
        </draw:g>
        <draw:g>
          <draw:frame draw:style-name="gr5" draw:text-style-name="P4" draw:layer="layout" svg:width="7.62cm" svg:height="2.54cm" svg:x="74.93cm" svg:y="12.7cm">
            <draw:text-box>
              <text:p text:style-name="P4"><text:span text:style-name="T6">Chungfai</text:span></text:p>
              <text:p text:style-name="P4"><text:span text:style-name="T6">Tsim</text:span></text:p>
            </draw:text-box>
          </draw:frame>
          <draw:rect draw:style-name="gr6" draw:text-style-name="P1" draw:layer="layout" svg:width="6.35cm" svg:height="6.985cm" svg:x="75.565cm" svg:y="5.715cm">
            <text:p/>
          </draw:rect>
        </draw:g>
        <draw:g>
          <draw:frame draw:style-name="gr5" draw:text-style-name="P4" draw:layer="layout" svg:width="7.62cm" svg:height="2.54cm" svg:x="81.28cm" svg:y="12.7cm">
            <draw:text-box>
              <text:p text:style-name="P4"><text:span text:style-name="T6">Derek</text:span></text:p>
              <text:p text:style-name="P4"><text:span text:style-name="T6">Zhang</text:span></text:p>
            </draw:text-box>
          </draw:frame>
          <draw:rect draw:style-name="gr6" draw:text-style-name="P1" draw:layer="layout" svg:width="6.35cm" svg:height="6.985cm" svg:x="81.915cm" svg:y="5.71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99ccff" draw:end-color="#ffffff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4cm" fo:margin-bottom="2.54cm" fo:margin-left="2.54cm" fo:margin-right="2.54cm" fo:page-width="91.44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3T15:48:18.49</meta:creation-date>
    <dc:date>2012-12-03T16:18:14.81</dc:date>
    <meta:editing-duration>PT29M55S</meta:editing-duration>
    <meta:editing-cycles>8</meta:editing-cycles>
    <meta:generator>OpenOffice.org/3.4$Win32 OpenOffice.org_project/340m1$Build-9590</meta:generator>
    <meta:document-statistic meta:object-count="19"/>
  </office:meta>
</office:document-meta>
</file>